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97.922935mm" fo:page-width="97.74513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gradient" draw:fill-gradient-name="gradient-1" draw:opacity="100.0%" draw:stroke="solid" svg:stroke-color="#000000" draw:stroke-linejoin="miter" svg:stroke-opacity="100.0%" svg:stroke-width="1.3229166mm"/>
    </style:style>
    <style:style style:family="graphic" style:name="style-3">
      <style:graphic-properties draw:fill="solid" draw:fill-color="#000000" draw:opacity="31.372550129890442%" draw:stroke="none"/>
    </style:style>
    <style:style style:family="graphic" style:name="style-4">
      <style:graphic-properties draw:fill="gradient" draw:fill-gradient-name="gradient-2" draw:opacity="100.0%" draw:stroke="solid" svg:stroke-color="#000000" draw:stroke-linejoin="miter" svg:stroke-opacity="100.0%" svg:stroke-width="1.3229166mm"/>
    </style:style>
    <style:style style:family="graphic" style:name="style-5">
      <style:graphic-properties draw:fill="solid" draw:fill-color="#ffffff" draw:opacity="100.0%" draw:stroke="solid" svg:stroke-color="#000000" draw:stroke-linejoin="miter" svg:stroke-opacity="100.0%" svg:stroke-width="1.3229166mm"/>
    </style:style>
    <style:style style:family="graphic" style:name="style-6">
      <style:graphic-properties draw:fill="solid" draw:fill-color="#ffffff" draw:opacity="100.0%" draw:stroke="solid" svg:stroke-color="#000000" draw:stroke-linejoin="miter" svg:stroke-opacity="100.0%" svg:stroke-width="1.3229165mm"/>
    </style:style>
    <style:style style:family="graphic" style:name="style-7">
      <style:graphic-properties draw:fill="solid" draw:fill-color="#000000" draw:opacity="31.372550129890442%" draw:stroke="none"/>
    </style:style>
    <style:style style:family="graphic" style:name="style-8">
      <style:graphic-properties draw:fill="solid" draw:fill-color="#000000" draw:opacity="31.372550129890442%" draw:stroke="none"/>
    </style:style>
    <style:style style:family="graphic" style:name="style-9">
      <style:graphic-properties draw:fill="gradient" draw:fill-gradient-name="gradient-3" draw:opacity="100.0%" draw:stroke="solid" svg:stroke-color="#000000" draw:stroke-linejoin="miter" svg:stroke-opacity="100.0%" svg:stroke-width="1.3229166mm"/>
    </style:style>
    <style:style style:family="graphic" style:name="style-10">
      <style:graphic-properties draw:fill="solid" draw:fill-color="#000000" draw:opacity="100.0%" draw:stroke="solid" svg:stroke-color="#000000" draw:stroke-linejoin="miter" svg:stroke-opacity="100.0%" svg:stroke-width="1.3229166mm"/>
    </style:style>
    <style:style style:family="graphic" style:name="style-11">
      <style:graphic-properties draw:fill="solid" draw:fill-color="#000000" draw:opacity="100.0%" draw:stroke="solid" svg:stroke-color="#000000" draw:stroke-linejoin="miter" svg:stroke-opacity="100.0%" svg:stroke-width="1.3229166mm"/>
    </style:style>
    <style:style style:family="graphic" style:name="style-12">
      <style:graphic-properties draw:fill="solid" draw:fill-color="#ffffff" draw:opacity="100.0%" draw:stroke="solid" svg:stroke-color="#000000" draw:stroke-linejoin="miter" svg:stroke-opacity="100.0%" svg:stroke-width="1.3229166mm"/>
    </style:style>
    <style:style style:family="graphic" style:name="style-13">
      <style:graphic-properties draw:fill="gradient" draw:fill-gradient-name="gradient-4" draw:opacity="100.0%" draw:stroke="solid" svg:stroke-color="#000000" draw:stroke-linejoin="miter" svg:stroke-opacity="100.0%" svg:stroke-width="1.3229166mm"/>
    </style:style>
    <style:style style:family="graphic" style:name="style-14">
      <style:graphic-properties draw:fill="solid" draw:fill-color="#ffffff" draw:opacity="100.0%" draw:stroke="solid" svg:stroke-color="#000000" draw:stroke-linejoin="miter" svg:stroke-opacity="100.0%" svg:stroke-width="1.3229166mm"/>
    </style:style>
    <style:style style:family="graphic" style:name="style-15">
      <style:graphic-properties draw:fill="gradient" draw:fill-gradient-name="gradient-5" draw:opacity="100.0%" draw:stroke="solid" svg:stroke-color="#000000" draw:stroke-linejoin="miter" svg:stroke-opacity="100.0%" svg:stroke-width="1.3229166mm"/>
    </style:style>
  </office:automatic-styles>
  <office:body>
    <office:drawing>
      <draw:page draw:master-page-name="Default" draw:name="page1" draw:style-name="DP1">
        <draw:g draw:id="svg2">
          <draw:g draw:id="layer1">
            <draw:path svg:d="M 2282.401 3283.9702 C 1010.1983 3414.9312 -448.96683 4444.392 131.00783 4668.8984 C 710.98206 4893.4053 2394.298 4987.046 2712.3489 4725.1226 C 2875.7827 4590.53 3168.1938 4253.454 3202.6548 3937.1604 C 3237.1626 4253.4263 3528.7153 4590.5425 3692.134 4725.1226 C 4010.1846 4987.046 5694.3267 4893.4053 6274.302 4668.8984 C 6854.277 4444.392 5395.1123 3414.9312 4122.9087 3283.9702 C 3467.8057 3347.1123 3232.1758 3567.228 3202.6548 3819.7515 C 3173.1338 3567.228 2937.504 3347.1123 2282.401 3283.9702 z M 4.7542315 -6.7845656E-4 z M 10634.265 4879.422 z" svg:height="48.83653mm" draw:style-name="style-2" svg:viewBox="0.0 0.0 10634.266 4883.653" svg:width="106.34265mm" svg:x="16.398388mm" svg:y="48.42494mm"/>
            <draw:path svg:d="M 1744.5963 0.0 C 1120.1677 64.27902 451.28702 345.0193 0.0 640.7877 C 683.48456 956.88116 1519.1736 1151.6803 2425.0715 1174.0885 C 2541.151 1021.3612 2645.1404 834.0923 2664.85 653.19006 C 2684.4036 832.3999 2785.955 1017.9982 2900.4946 1169.9543 C 3791.5085 1132.229 4609.8765 927.9738 5275.9565 606.06116 C 4826.2886 323.19247 4185.284 61.783207 3585.104 0.0 C 2930.001 63.142944 2694.371 283.2579 2664.85 535.78125 C 2635.329 283.2579 2399.6992 63.142136 1744.5963 0.0 z" svg:height="11.740885mm" draw:style-name="style-3" svg:viewBox="0.0 0.0 5275.9565 1174.0885" svg:width="52.759567mm" svg:x="21.778515mm" svg:y="81.26842mm"/>
            <draw:path svg:d="M 8761.104 4380.552 C 8761.104 6799.8633 6799.864 8761.104 4380.552 8761.104 C 1961.2396 8761.104 0.0 6799.8633 0.0 4380.552 C 0.0 1961.24 1961.2396 0.0 4380.552 0.0 C 6799.864 0.0 8761.104 1961.24 8761.104 4380.552 z M 9781.293 8761.104 z" svg:height="87.61103mm" draw:style-name="style-4" svg:viewBox="0.0 0.0 9781.294 8761.104" svg:width="97.812935mm" svg:x="3.980595mm" svg:y="0.6614502mm"/>
            <draw:path svg:d="M 1099.6744 0.0 C 492.85992 0.0 0.0 567.10925 0.0 1265.8658 C 0.0 1964.6224 492.85992 2531.7317 1099.6744 2531.7317 C 1456.283 2531.7317 1772.7365 2335.6616 1973.6262 2032.3306 C 2174.5022 2335.8828 2491.6453 2531.7317 2848.4048 2531.7317 C 3455.2192 2531.7317 3948.079 1964.6216 3948.079 1265.8658 C 3948.079 567.10925 3455.2192 0.0 2848.4048 0.0 C 2491.6865 0.0 2174.506 195.91019 1973.6262 499.401 C 1772.7324 196.13547 1456.2378 0.0 1099.6744 0.0 z" svg:height="25.317316mm" draw:style-name="style-5" svg:viewBox="0.0 0.0 3948.079 2531.7317" svg:width="39.480793mm" svg:x="27.795706mm" svg:y="15.317249mm"/>
            <draw:path svg:d="M 4247.3027 2124.6377 C 4247.847 3297.8828 3296.8962 4249.2754 2123.6514 4249.2754 C 950.4063 4249.2754 -0.5444865 3297.8828 0.0 2124.6377 C -0.5444865 951.39276 950.4063 0.0 2123.6514 0.0 C 3296.8962 0.0 4247.847 951.39276 4247.3027 2124.6377 z" svg:height="42.492744mm" draw:style-name="style-6" svg:viewBox="0.0 0.0 4247.3027 4249.2744" svg:width="42.47303mm" svg:x="26.965998mm" svg:y="45.123344mm"/>
            <draw:path svg:d="M 8574.98 0.0 C 8583.872 113.89889 8589.036 228.61612 8589.036 344.78513 C 8589.036 2762.8496 6625.766 4725.2925 4207.7017 4725.2925 C 2212.2097 4725.2925 528.0684 3388.805 0.0 1562.6952 C 176.19417 3819.6091 2064.5562 5598.4175 4366.4517 5598.4175 C 6784.516 5598.4175 8747.786 3635.9746 8747.786 1217.91 C 8747.786 795.3374 8686.806 386.7036 8574.98 0.0 z" svg:height="55.984177mm" draw:style-name="style-7" svg:viewBox="0.0 0.0 8747.786 5598.4175" svg:width="87.47786mm" svg:x="4.117578mm" svg:y="32.287434mm"/>
            <draw:path svg:d="M 783.3202 0.77353156 C 400.22992 0.77353156 -16.1723 349.65805 0.4836591 570.00476 C 17.139618 790.353 683.38367 1708.4688 833.2881 1708.4688 C 983.1933 1708.4688 1566.1567 808.7143 1549.5007 551.64185 C 1532.844 294.57098 1033.1613 -17.588558 783.3202 0.77353156 z" svg:height="17.084688mm" draw:style-name="style-8" svg:viewBox="0.0 0.0 1549.8508 1708.4688" svg:width="15.498508mm" svg:x="40.224445mm" svg:y="37.142845mm"/>
            <draw:path svg:d="M 783.3194 0.70166904 C 400.22992 0.70166904 -16.173107 317.16733 0.4836591 517.0396 C 17.139618 716.9128 683.3828 1549.7172 833.2881 1549.7172 C 983.1925 1549.7172 1566.1559 733.5687 1549.5 500.38367 C 1532.844 267.19864 1033.1613 -15.955097 783.3194 0.70166904 z" svg:height="15.497172mm" draw:style-name="style-9" svg:viewBox="0.0 0.0 1549.85 1549.7173" svg:width="15.4985mm" svg:x="39.61979mm" svg:y="34.936504mm"/>
            <draw:path svg:d="M 549.6515 274.82574 C 549.6515 426.60748 426.60748 549.6515 274.82574 549.6515 C 123.044 549.6515 0.0 426.60748 0.0 274.82574 C 0.0 123.044 123.044 0.0 274.82574 0.0 C 426.60748 0.0 549.6515 123.044 549.6515 274.82574 z" svg:height="5.496515mm" draw:style-name="style-10" svg:viewBox="0.0 0.0 549.6515 549.6515" svg:width="5.496515mm" svg:x="40.1135mm" svg:y="27.457844mm"/>
            <draw:path svg:d="M 549.6515 274.82574 C 549.6515 426.60748 426.60748 549.6515 274.82574 549.6515 C 123.044 549.6515 0.0 426.60748 0.0 274.82574 C 0.0 123.044 123.044 0.0 274.82574 0.0 C 426.60748 0.0 549.6515 123.044 549.6515 274.82574 z" svg:height="5.496515mm" draw:style-name="style-11" svg:viewBox="0.0 0.0 549.6515 549.6515" svg:width="5.496515mm" svg:x="49.951397mm" svg:y="27.457844mm"/>
            <draw:path svg:d="M 1408.5509 63.16071 C 2681.4927 520.8911 1033.8099 2554.0195 2409.1821 4328.0264 C 2663.4036 4655.9307 878.09235 4383.344 246.9338 2566.2976 C -366.8546 799.2575 216.97359 -279.0075 1408.5509 63.16071 z" svg:height="44.474995mm" draw:style-name="style-12" svg:viewBox="0.0 0.0 2433.7837 4447.4995" svg:width="24.337837mm" svg:x="0.6614583mm" svg:y="34.04071mm"/>
            <draw:path svg:d="M 1408.5509 2787.3542 C 2681.4927 3245.0847 281.73383 5489.376 2409.1821 7052.2197 C 3007.8408 7492.0005 878.09235 7107.5376 246.9338 5290.491 C -366.8546 3523.4512 216.97359 2445.186 1408.5509 2787.3542 z M 1.9289842 3.879587E-4 z M 6413.2373 7218.0044 z" svg:height="72.18087mm" draw:style-name="style-13" svg:viewBox="0.0 0.0 6413.2373 7218.087" svg:width="64.13238mm" svg:x="0.6614583mm" svg:y="6.7987733mm"/>
            <draw:path svg:d="M 1025.2338 63.16071 C -247.70854 520.8911 1399.9742 2554.0195 24.602018 4328.0264 C -229.61937 4655.9307 1555.6914 4383.344 2186.8513 2566.2976 C 2800.6396 799.2575 2216.8105 -279.0075 1025.2338 63.16071 z" svg:height="44.474995mm" draw:style-name="style-14" svg:viewBox="0.0 0.0 2433.7847 4447.4995" svg:width="24.337847mm" svg:x="72.745834mm" svg:y="34.04071mm"/>
            <draw:path svg:d="M 1171.742 63.16071 C -101.200264 520.8911 2298.5586 2765.1824 171.11029 4328.0264 C -427.54822 4767.807 1702.1997 4383.344 2333.3596 2566.2976 C 2947.148 799.2575 2363.3188 -279.0075 1171.742 63.16071 z M -5.2760737E-5 3724.0046 z M 5059.149 8217.735 z" svg:height="82.177345mm" draw:style-name="style-15" svg:viewBox="0.0 0.0 5059.1494 8217.734" svg:width="50.59149mm" svg:x="71.280754mm" svg:y="34.04071mm"/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>
    <draw:gradient draw:angle="1800" draw:border="15.284533%" draw:cx="30.085117%" draw:cy="41.618034%" draw:display-name="gradient-1" draw:end-color="#ffb142" draw:name="gradient-1" draw:start-color="#c87600" draw:style="ellipsoid"/>
    <draw:gradient draw:angle="900" draw:border="5.142376%" draw:cx="33.817665%" draw:cy="19.168213%" draw:display-name="gradient-2" draw:end-color="#a5a5a5" draw:name="gradient-2" draw:start-color="#000000" draw:style="ellipsoid"/>
    <draw:gradient draw:angle="900" draw:border="62.3576%" draw:display-name="gradient-3" draw:end-color="#c87600" draw:name="gradient-3" draw:start-color="#ffb142" draw:style="linear"/>
    <draw:gradient draw:angle="0" draw:border="29.909311%" draw:cx="9.542554%" draw:cy="27.29468%" draw:display-name="gradient-4" draw:end-color="#a5a5a5" draw:name="gradient-4" draw:start-color="#000000" draw:style="ellipsoid"/>
    <draw:gradient draw:angle="900" draw:border="0.0%" draw:cx="0.0%" draw:cy="-89.65112%" draw:display-name="gradient-5" draw:end-color="#a5a5a5" draw:name="gradient-5" draw:start-color="#000000" draw:style="ellipsoid"/>
  </office:styles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97.922935mm" fo:page-width="97.74513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